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3.01cm" table:align="center"/>
    </style:style>
    <style:style style:name="Table1.A" style:family="table-column">
      <style:table-column-properties style:column-width="0.596cm"/>
    </style:style>
    <style:style style:name="Table1.B" style:family="table-column">
      <style:table-column-properties style:column-width="1.808cm"/>
    </style:style>
    <style:style style:name="Table1.C" style:family="table-column">
      <style:table-column-properties style:column-width="1.769cm"/>
    </style:style>
    <style:style style:name="Table1.D" style:family="table-column">
      <style:table-column-properties style:column-width="2.662cm"/>
    </style:style>
    <style:style style:name="Table1.E" style:family="table-column">
      <style:table-column-properties style:column-width="6.175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ff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e1.B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6" style:family="table-row">
      <style:table-row-properties style:min-row-height="0.474cm"/>
    </style:style>
    <style:style style:name="Table1.A6" style:family="table-cell">
      <style:table-cell-properties fo:background-color="#cc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e1.B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E7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99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e1.B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8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Table_20_Contents">
      <style:text-properties style:font-name="DejaVu Sans" fo:font-size="10pt" style:font-size-asian="10pt" style:font-size-complex="10pt"/>
    </style:style>
    <style:style style:name="P3" style:family="paragraph" style:parent-style-name="Table_20_Contents">
      <style:text-properties style:font-name="DejaVu Sans" fo:font-size="10pt" officeooo:rsid="00142668" officeooo:paragraph-rsid="00142668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10pt" officeooo:rsid="00142668" officeooo:paragraph-rsid="00142668" style:font-size-asian="10pt" style:font-size-complex="10pt"/>
    </style:style>
    <style:style style:name="P5" style:family="paragraph" style:parent-style-name="Table_20_Contents">
      <style:text-properties style:font-name="DejaVu Sans" fo:font-size="10pt" fo:font-weight="bold" officeooo:rsid="00142668" officeooo:paragraph-rsid="00142668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DejaVu Sans" fo:font-size="10pt" fo:font-weight="bold" officeooo:rsid="00190d9d" officeooo:paragraph-rsid="00190d9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DejaVu Sans" fo:font-size="10pt" fo:font-weight="normal" officeooo:rsid="00142668" officeooo:paragraph-rsid="00142668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DejaVu Sans" fo:font-size="9pt" officeooo:rsid="0015d250" officeooo:paragraph-rsid="0015d250" style:font-size-asian="9pt" style:font-size-complex="9pt"/>
    </style:style>
    <style:style style:name="P9" style:family="paragraph" style:parent-style-name="Table_20_Contents">
      <style:text-properties style:font-name="DejaVu Sans" fo:font-size="9pt" officeooo:rsid="0015d250" officeooo:paragraph-rsid="0015d250" style:font-size-asian="7.84999990463257pt" style:font-size-complex="9pt"/>
    </style:style>
    <style:style style:name="P10" style:family="paragraph" style:parent-style-name="Table_20_Contents">
      <style:text-properties style:font-name="DejaVu Sans" fo:font-size="11pt" fo:font-weight="normal" officeooo:rsid="0015d250" officeooo:paragraph-rsid="0015d250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DejaVu Sans" fo:font-size="11pt" officeooo:rsid="0015d250" officeooo:paragraph-rsid="0015d250" style:font-size-asian="11pt" style:font-size-complex="11pt"/>
    </style:style>
    <style:style style:name="T1" style:family="text">
      <style:text-properties officeooo:rsid="001ac4f9"/>
    </style:style>
    <style:style style:name="T2" style:family="text">
      <style:text-properties officeooo:rsid="001b51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Start</text:p>
          </table:table-cell>
          <table:table-cell table:style-name="Table1.A1" office:value-type="string">
            <text:p text:style-name="P5">End</text:p>
          </table:table-cell>
          <table:table-cell table:style-name="Table1.A1" office:value-type="string">
            <text:p text:style-name="P6">Size</text:p>
          </table:table-cell>
          <table:table-cell table:style-name="Table1.E1" office:value-type="string">
            <text:p text:style-name="P5">Description</text:p>
          </table:table-cell>
        </table:table-row>
        <table:table-row>
          <table:table-cell table:style-name="Table1.A2" table:number-rows-spanned="4" office:value-type="string">
            <text:p text:style-name="P7">User</text:p>
          </table:table-cell>
          <table:table-cell table:style-name="Table1.B5" table:number-rows-spanned="2" office:value-type="string">
            <text:p text:style-name="P7">0x00000</text:p>
          </table:table-cell>
          <table:table-cell table:style-name="Table1.C5" table:number-rows-spanned="2" office:value-type="string">
            <text:p text:style-name="P3">0x1FFFF</text:p>
          </table:table-cell>
          <table:table-cell table:style-name="Table1.D5" table:number-rows-spanned="2" office:value-type="string">
            <text:p text:style-name="P4">131072 bytes</text:p>
          </table:table-cell>
          <table:table-cell table:style-name="Table1.E2" office:value-type="string">
            <text:p text:style-name="P10">Main applic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3" office:value-type="string">
            <text:p text:style-name="P8">firmware/0x00000.bin</text:p>
          </table:table-cell>
        </table:table-row>
        <table:table-row>
          <table:covered-table-cell/>
          <table:table-cell table:style-name="Table1.B5" table:number-rows-spanned="2" office:value-type="string">
            <text:p text:style-name="P7">0x20000</text:p>
          </table:table-cell>
          <table:table-cell table:style-name="Table1.C5" table:number-rows-spanned="2" office:value-type="string">
            <text:p text:style-name="P3">0x3AFFF</text:p>
          </table:table-cell>
          <table:table-cell table:style-name="Table1.D5" table:number-rows-spanned="2" office:value-type="string">
            <text:p text:style-name="P4">1<text:span text:style-name="T1">10592</text:span> bytes</text:p>
          </table:table-cell>
          <table:table-cell table:style-name="Table1.E4" office:value-type="string">
            <text:p text:style-name="P11">ESP <text:span text:style-name="T2">f</text:span>ilesystem (Web UI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5" office:value-type="string">
            <text:p text:style-name="P8">Included in main application binary.</text:p>
          </table:table-cell>
        </table:table-row>
        <table:table-row table:style-name="Table1.6">
          <table:table-cell table:style-name="Table1.A6" table:number-rows-spanned="2" office:value-type="string">
            <text:p text:style-name="P7">SDK</text:p>
          </table:table-cell>
          <table:table-cell table:style-name="Table1.B7" table:number-rows-spanned="2" office:value-type="string">
            <text:p text:style-name="P7">0x3B000</text:p>
          </table:table-cell>
          <table:table-cell table:style-name="Table1.C7" table:number-rows-spanned="2" office:value-type="string">
            <text:p text:style-name="P3">0x7AFFF</text:p>
          </table:table-cell>
          <table:table-cell table:style-name="Table1.D7" table:number-rows-spanned="2" office:value-type="string">
            <text:p text:style-name="P4">262144 bytes</text:p>
          </table:table-cell>
          <table:table-cell table:style-name="Table1.E6" office:value-type="string">
            <text:p text:style-name="P11">SDK <text:span text:style-name="T2">l</text:span>ibraries</text:p>
          </table:table-cell>
        </table:table-row>
        <table:table-row table:style-name="Table1.6">
          <table:covered-table-cell/>
          <table:covered-table-cell/>
          <table:covered-table-cell/>
          <table:covered-table-cell/>
          <table:table-cell table:style-name="Table1.E7" office:value-type="string">
            <text:p text:style-name="P9">firmware/0x3b000.bin</text:p>
          </table:table-cell>
        </table:table-row>
        <table:table-row>
          <table:table-cell table:style-name="Table1.A8" table:number-rows-spanned="6" office:value-type="string">
            <text:p text:style-name="P7">Config</text:p>
          </table:table-cell>
          <table:table-cell table:style-name="Table1.B13" table:number-rows-spanned="2" office:value-type="string">
            <text:p text:style-name="P7">0x7B000</text:p>
          </table:table-cell>
          <table:table-cell table:style-name="Table1.C13" table:number-rows-spanned="2" office:value-type="string">
            <text:p text:style-name="P3">0x7BFFF</text:p>
          </table:table-cell>
          <table:table-cell table:style-name="Table1.D13" table:number-rows-spanned="2" office:value-type="string">
            <text:p text:style-name="P4">4096 bytes</text:p>
          </table:table-cell>
          <table:table-cell table:style-name="Table1.E8" office:value-type="string">
            <text:p text:style-name="P11">Application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9" office:value-type="string">
            <text:p text:style-name="P9">Written by application binary.</text:p>
          </table:table-cell>
        </table:table-row>
        <table:table-row>
          <table:covered-table-cell/>
          <table:table-cell table:style-name="Table1.B13" table:number-rows-spanned="2" office:value-type="string">
            <text:p text:style-name="P7">0x7C000</text:p>
          </table:table-cell>
          <table:table-cell table:style-name="Table1.C13" table:number-rows-spanned="2" office:value-type="string">
            <text:p text:style-name="P3">0x7DFFF</text:p>
          </table:table-cell>
          <table:table-cell table:style-name="Table1.D13" table:number-rows-spanned="2" office:value-type="string">
            <text:p text:style-name="P4">8192 bytes</text:p>
          </table:table-cell>
          <table:table-cell table:style-name="Table1.E10" office:value-type="string">
            <text:p text:style-name="P11">Default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11" office:value-type="string">
            <text:p text:style-name="P8">esp_init_data_default.bin</text:p>
          </table:table-cell>
        </table:table-row>
        <table:table-row>
          <table:covered-table-cell/>
          <table:table-cell table:style-name="Table1.B13" table:number-rows-spanned="2" office:value-type="string">
            <text:p text:style-name="P3">0x7E000</text:p>
          </table:table-cell>
          <table:table-cell table:style-name="Table1.C13" table:number-rows-spanned="2" office:value-type="string">
            <text:p text:style-name="P3">0x7FFFF</text:p>
          </table:table-cell>
          <table:table-cell table:style-name="Table1.D13" table:number-rows-spanned="2" office:value-type="string">
            <text:p text:style-name="P4">8192 bytes</text:p>
          </table:table-cell>
          <table:table-cell table:style-name="Table1.E12" office:value-type="string">
            <text:p text:style-name="P11">WiFi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13" office:value-type="string">
            <text:p text:style-name="P8">blank.b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iFi Weather Sensor - Flash Memory Ma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08:46.597158489</meta:creation-date>
    <dc:date>2016-07-04T22:39:08.745169294</dc:date>
    <meta:editing-duration>PT42M16S</meta:editing-duration>
    <meta:editing-cycles>9</meta:editing-cycles>
    <meta:generator>LibreOffice/5.0.6.2$Linux_X86_64 LibreOffice_project/00$Build-2</meta:generator>
    <meta:document-statistic meta:table-count="1" meta:image-count="0" meta:object-count="0" meta:page-count="1" meta:paragraph-count="38" meta:word-count="65" meta:character-count="480" meta:non-whitespace-character-count="453"/>
  </office:meta>
</office:document-meta>
</file>